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Source Code Pro&quot;" svg:font-family="'&quot;docs-Source Code Pro&quot;'"/>
    <style:font-face style:name="'Source Code Pro'" svg:font-family="''Source Code Pro''"/>
    <style:font-face style:name="Arial" svg:font-family="Arial"/>
    <style:font-face style:name="Cambria" svg:font-family="Cambria"/>
    <style:font-face style:name="Source Code Pro" svg:font-family="'Source Code Pro'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9.51pt"/>
    </style:style>
    <style:style style:name="co2" style:family="table-column">
      <style:table-column-properties fo:break-before="auto" style:column-width="147.74pt"/>
    </style:style>
    <style:style style:name="co3" style:family="table-column">
      <style:table-column-properties fo:break-before="auto" style:column-width="225.01pt"/>
    </style:style>
    <style:style style:name="co4" style:family="table-column">
      <style:table-column-properties fo:break-before="auto" style:column-width="399.74pt"/>
    </style:style>
    <style:style style:name="co5" style:family="table-column">
      <style:table-column-properties fo:break-before="auto" style:column-width="1501.51pt"/>
    </style:style>
    <style:style style:name="co6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61.2pt" fo:break-before="auto" style:use-optimal-row-height="true"/>
    </style:style>
    <style:style style:name="ro3" style:family="table-row">
      <style:table-row-properties style:row-height="49.35pt" fo:break-before="auto" style:use-optimal-row-height="true"/>
    </style:style>
    <style:style style:name="ro4" style:family="table-row">
      <style:table-row-properties style:row-height="49.21pt" fo:break-before="auto" style:use-optimal-row-height="true"/>
    </style:style>
    <style:style style:name="ro5" style:family="table-row">
      <style:table-row-properties style:row-height="57pt" fo:break-before="auto" style:use-optimal-row-height="false"/>
    </style:style>
    <style:style style:name="ro6" style:family="table-row">
      <style:table-row-properties style:row-height="37.19pt" fo:break-before="auto" style:use-optimal-row-height="true"/>
    </style:style>
    <style:style style:name="ro7" style:family="table-row">
      <style:table-row-properties style:row-height="25.2pt" fo:break-before="auto" style:use-optimal-row-height="true"/>
    </style:style>
    <style:style style:name="ro8" style:family="table-row">
      <style:table-row-properties style:row-height="73.19pt" fo:break-before="auto" style:use-optimal-row-height="true"/>
    </style:style>
    <style:style style:name="ro9" style:family="table-row">
      <style:table-row-properties style:row-height="121.21pt" fo:break-before="auto" style:use-optimal-row-height="true"/>
    </style:style>
    <style:style style:name="ro10" style:family="table-row">
      <style:table-row-properties style:row-height="20.41pt" fo:break-before="auto" style:use-optimal-row-height="false"/>
    </style:style>
    <style:style style:name="ro11" style:family="table-row">
      <style:table-row-properties style:row-height="23.41pt" fo:break-before="auto" style:use-optimal-row-height="false"/>
    </style:style>
    <style:style style:name="ro1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51c75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Source Code Pro'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Source Code Pro'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docs-Source Code Pro&quot;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Source Code Pro'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2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51c75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8000" style:text-outline="false" style:text-line-through-style="none" style:text-line-through-type="none" style:font-name="'Source Code Pro'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8000" style:text-outline="false" style:text-line-through-style="none" style:text-line-through-type="none" style:font-name="Source Code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style:font-name="Cambria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  <style:style style:name="T3" style:family="text">
      <style:text-properties fo:color="#000000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Method</text:p>
          </table:table-cell>
          <table:table-cell table:style-name="ce12" office:value-type="string" calcext:value-type="string">
            <text:p>Logic</text:p>
          </table:table-cell>
          <table:table-cell table:style-name="ce1" office:value-type="string" calcext:value-type="string">
            <text:p>ES query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Provide suggestion as you type</text:p>
          </table:table-cell>
          <table:table-cell table:style-name="ce18" office:value-type="string" calcext:value-type="string">
            <text:p><text:a xlink:href="http://Search.js/" xlink:type="simple">Search.js</text:a></text:p>
          </table:table-cell>
          <table:table-cell table:style-name="ce19" office:value-type="string" calcext:value-type="string">
            <text:p>fillSuggestion</text:p>
          </table:table-cell>
          <table:table-cell table:style-name="ce13" office:value-type="string" calcext:value-type="string">
            <text:p><text:span text:style-name="T1">*</text:span> For every character entered in the search box it will find the matching records in <text:span text:style-name="T1">dblpvertexes</text:span> index, where all node informations are stored with author, journal, paper and venue type and retrive the matching records. </text:p>
            <text:p>* Once the records are obtained dom elements are dynamically created and data is binded. The suggestion popup is shown to the user</text:p>
          </table:table-cell>
          <table:table-cell table:style-name="ce14" office:value-type="string" calcext:value-type="string">
            <text:p>http://localhost:9200/dblpvertexes/_search?q=Title:\"" + val + "\"* OR AUTHOR_NAME:\"" + val + <text:s/>"\"* OR JOURNAL_NAME:\""+ <text:s/>val +"\"* OR VENUE_NAME:\""+ val +"\"*&amp;size=10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 table:number-columns-spanned="1" table:number-rows-spanned="3">
            <text:p>Load Result for entered/ selected search</text:p>
          </table:table-cell>
          <table:table-cell table:style-name="ce18" office:value-type="string" calcext:value-type="string" table:number-columns-spanned="1" table:number-rows-spanned="3">
            <text:p><text:a xlink:href="http://Search.js/" xlink:type="simple">Search.js</text:a></text:p>
          </table:table-cell>
          <table:table-cell table:style-name="ce19" office:value-type="string" calcext:value-type="string">
            <text:p>searchClicked</text:p>
          </table:table-cell>
          <table:table-cell table:style-name="ce13" office:value-type="string" calcext:value-type="string">
            <text:p>* Checks the record count for enterd input and selected type (paper/author/none). </text:p>
            <text:p>* If count &gt; 0 then calculate the total pages for pagination else default of totalpages=1 is set.</text:p>
            <text:p>* Invokes <text:span text:style-name="T2">apply_pagination(enteredtext, typeOfVertex)</text:span></text:p>
          </table:table-cell>
          <table:table-cell table:style-name="ce14" office:value-type="string" calcext:value-type="string">
            <text:p><text:span text:style-name="T3">chosenType: "" -</text:span> "http://localhost:9200/dblpvertexes/_count?q="+userEnteredtext;</text:p>
            <text:p><text:span text:style-name="T3">chosenType: paper -</text:span> "http://localhost:9200/dblpvertexes/_count?q=vType:" + chosenType + " AND Title:" + userEnteredtext</text:p>
            <text:p><text:span text:style-name="T3">chosenType: author -</text:span> http://localhost:9200/dblpvertexes/_count?q=vType:" + chosenType + " AND AUTHOR_NAME:" + userEnteredtext</text:p>
          </table:table-cell>
          <table:table-cell table:number-columns-repeated="1019"/>
        </table:table-row>
        <table:table-row table:style-name="ro4">
          <table:covered-table-cell table:number-columns-repeated="2" table:style-name="ce4"/>
          <table:table-cell table:style-name="ce9" office:value-type="string" calcext:value-type="string">
            <text:p>apply_pagination</text:p>
          </table:table-cell>
          <table:table-cell table:style-name="ce13" office:value-type="string" calcext:value-type="string">
            <text:p>* Handles onPageclick of pagination.Takes the page number clicked and retrieves calculates <text:span text:style-name="T1">from</text:span> to retrieve records from the particular record count. For ex: <text:span text:style-name="T1">page number clicked</text:span> = 2, <text:span text:style-name="T1">from</text:span>=2 * 5( default records/page)</text:p>
            <text:p>* Invoke generate_table( )</text:p>
          </table:table-cell>
          <table:table-cell table:style-name="ce14" office:value-type="string" calcext:value-type="string">
            <text:p><text:span text:style-name="T3">typeOfVertex: "" -</text:span> "http://localhost:9200/dblpvertexes/_search?q=" + enteredtext + "&amp;from=" + displayRecordsIndex + "&amp;size=5"</text:p>
            <text:p><text:span text:style-name="T3">typeOfVertex: paper -</text:span> "http://localhost:9200/dblpvertexes/_search?q=vType:" + typeOfVertex + " AND Title:" + enteredtext + "*&amp;from=" + displayRecordsIndex + "&amp;size=5"</text:p>
            <text:p><text:span text:style-name="T3">typeOfVertex: author</text:span> - "http://localhost:9200/dblpvertexes/_search?q=vType:" + typeOfVertex + " AND AUTHOR_NAME:" + enteredtext + "*" + "&amp;from=" + displayRecordsIndex + "&amp;size=5"</text:p>
          </table:table-cell>
          <table:table-cell table:number-columns-repeated="1019"/>
        </table:table-row>
        <table:table-row table:style-name="ro5">
          <table:covered-table-cell table:number-columns-repeated="2" table:style-name="ce5"/>
          <table:table-cell table:style-name="ce19" office:value-type="string" calcext:value-type="string">
            <text:p>generate_table</text:p>
          </table:table-cell>
          <table:table-cell table:style-name="ce13" office:value-type="string" calcext:value-type="string">
            <text:p>Based on the obtained result from previous query, </text:p>
            <text:p>* search result are binded to dynamically created html elements</text:p>
            <text:p>* onclick event handler is attached (_id of every result is set as "id" attribute to identify the clicked link)</text:p>
          </table:table-cell>
          <table:table-cell table:style-name="ce14" office:value-type="string" calcext:value-type="string">
            <text:p><text:span text:style-name="T3">Only if results are type :author, then publication count of each author is obtained</text:span></text:p>
            <text:p>"http://localhost:9200/dblprelation_authorship/_count?q=AUTHOR_ID:\""+displayRecords[i]._source.AUTHOR_ID+"\""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iew authors of paper</text:p>
          </table:table-cell>
          <table:table-cell table:style-name="ce18" office:value-type="string" calcext:value-type="string">
            <text:p><text:a xlink:href="http://processAndFormEntities.js/" xlink:type="simple">processAndFormEntities.js</text:a></text:p>
          </table:table-cell>
          <table:table-cell table:style-name="ce19" office:value-type="string" calcext:value-type="string">
            <text:p>showAuthors</text:p>
          </table:table-cell>
          <table:table-cell table:style-name="ce13" office:value-type="string" calcext:value-type="string">
            <text:p><text:span text:style-name="T1">Q1&amp;2</text:span> - Obtains the associated author ids for the selected paper from dblprelation_authorship index and author names from dblpvertexes index</text:p>
            <text:p>* Check if authors already added in graph area, if yes just create a link to existing node</text:p>
          </table:table-cell>
          <table:table-cell table:style-name="ce14" office:value-type="string" calcext:value-type="string">
            <text:p>"http://localhost:9200/dblprelation_authorship/_search?q=PAPER_ID:"+"\""+idToEXpand+"\""</text:p>
            <text:p>"http://localhost:9200/dblpvertexes/_search?q=vType:author AND AUTHOR_ID:("+auids.substring(9,auids.length)+")"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iew journal of paper</text:p>
          </table:table-cell>
          <table:table-cell table:style-name="ce18" office:value-type="string" calcext:value-type="string">
            <text:p><text:a xlink:href="http://processAndFormEntities.js/" xlink:type="simple">processAndFormEntities.js</text:a></text:p>
          </table:table-cell>
          <table:table-cell table:style-name="ce19" office:value-type="string" calcext:value-type="string">
            <text:p>showJournals</text:p>
          </table:table-cell>
          <table:table-cell table:style-name="ce13" office:value-type="string" calcext:value-type="string">
            <text:p><text:span text:style-name="T1">Q1&amp;2 -</text:span> Obtains the associated journal ids for the selected paper from dblprelation_journalofpaper index and journal names from dblpvertexes index</text:p>
            <text:p>* Check if journals already added in graph area, if yes just create a link to existing node</text:p>
          </table:table-cell>
          <table:table-cell table:style-name="ce14" office:value-type="string" calcext:value-type="string">
            <text:p>"http://localhost:9200/dblprelation_journalofpaper/_search?q=PAPER_ID:" + "\"" + processedArray[index]._source.PAPER_ID + "\""</text:p>
            <text:p>"http://localhost:9200/dblpvertexes/_search?q=vType:journal AND JOURNAL_ID:(" + jouids.substring(9, jouids.length) + ")"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>
            <text:p>View venue of paper</text:p>
          </table:table-cell>
          <table:table-cell table:style-name="ce18" office:value-type="string" calcext:value-type="string">
            <text:p><text:a xlink:href="http://processAndFormEntities.js/" xlink:type="simple">processAndFormEntities.js</text:a></text:p>
          </table:table-cell>
          <table:table-cell table:style-name="ce19" office:value-type="string" calcext:value-type="string">
            <text:p>showVenue</text:p>
          </table:table-cell>
          <table:table-cell table:style-name="ce13" office:value-type="string" calcext:value-type="string">
            <text:p><text:span text:style-name="T1">Q1&amp;2 -</text:span> Obtains the associated venue ids for the selected paper from dblprelation_venueofpaper index and venue names from dblpvertexes index</text:p>
            <text:p><text:span text:style-name="T1">*</text:span> Check if venue already added in graph area, if yes just create a link to existing node</text:p>
          </table:table-cell>
          <table:table-cell table:style-name="ce14" office:value-type="string" calcext:value-type="string">
            <text:p>"http://localhost:9200/dblprelation_venueofpaper/_search?q=PAPER_ID:" + "\"" + processedArray[index]._source.PAPER_ID + "\""</text:p>
            <text:p>"http://localhost:9200/dblpvertexes/_search?q=vType:venue AND VENUE_ID:(" + venids.substring(9, venids.length) + ")"</text:p>
          </table:table-cell>
          <table:table-cell table:number-columns-repeated="1019"/>
        </table:table-row>
        <table:table-row table:style-name="ro7">
          <table:table-cell table:style-name="ce3" office:value-type="string" calcext:value-type="string" table:number-columns-spanned="1" table:number-rows-spanned="2">
            <text:p>View publications of Publisher</text:p>
          </table:table-cell>
          <table:table-cell table:style-name="ce18" office:value-type="string" calcext:value-type="string" table:number-columns-spanned="1" table:number-rows-spanned="2">
            <text:p><text:a xlink:href="http://processAndFormEntities.js/" xlink:type="simple">processAndFormEntities.js</text:a></text:p>
          </table:table-cell>
          <table:table-cell table:style-name="ce19" office:value-type="string" calcext:value-type="string">
            <text:p>showPapersPublished</text:p>
          </table:table-cell>
          <table:table-cell table:style-name="ce13" office:value-type="string" calcext:value-type="string">
            <text:p><text:span text:style-name="T1">Q1 - </text:span>Retrieves the count of papers published from the selected publishing </text:p>
            <text:p>Displays total records, displayed records and available records in the popup</text:p>
          </table:table-cell>
          <table:table-cell table:style-name="ce14" office:value-type="string" calcext:value-type="string">
            <text:p>"http://localhost:9200/dblprelation_journalofpaper/_count?q=JOURNAL_ID:"+"\""+processedArray[index]._source.JOURNAL_ID+"\""</text:p>
          </table:table-cell>
          <table:table-cell table:number-columns-repeated="1019"/>
        </table:table-row>
        <table:table-row table:style-name="ro2">
          <table:covered-table-cell table:number-columns-repeated="2" table:style-name="ce5"/>
          <table:table-cell table:style-name="ce10" office:value-type="string" calcext:value-type="string">
            <text:p>okOfPapersPublishedClicked</text:p>
          </table:table-cell>
          <table:table-cell table:style-name="ce13" office:value-type="string" calcext:value-type="string">
            <text:p><text:span text:style-name="T1">Q1 -</text:span> Obtains all paper ids associated with the selected publisher from dblprelation_journalofpaper index</text:p>
            <text:p><text:span text:style-name="T1">Q2 -</text:span> Obtains complete paper details for the passed paper ids (pids should have maximum of 90 ids to avoid url exceeding 4096 bytes) from dblpvertexes index of type:paper</text:p>
          </table:table-cell>
          <table:table-cell table:style-name="ce14" office:value-type="string" calcext:value-type="string">
            <text:p>"http://localhost:9200/dblprelation_journalofpaper/_search?q=JOURNAL_ID:"+"\""+processedArray[index]._source.JOURNAL_ID+"\"&amp;from="+refrom+"&amp;size="+retrievalSize</text:p>
            <text:p>"http://localhost:9200/dblpvertexes/_search?q=vType:paper AND PAPER_ID:(" + pids + ")&amp;size="+retrievalSize;</text:p>
          </table:table-cell>
          <table:table-cell table:number-columns-repeated="1019"/>
        </table:table-row>
        <table:table-row table:style-name="ro7">
          <table:table-cell table:style-name="ce3" office:value-type="string" calcext:value-type="string" table:number-columns-spanned="1" table:number-rows-spanned="2">
            <text:p>View publications of Author</text:p>
          </table:table-cell>
          <table:table-cell table:style-name="ce18" office:value-type="string" calcext:value-type="string" table:number-columns-spanned="1" table:number-rows-spanned="2">
            <text:p><text:a xlink:href="http://processAndFormEntities.js/" xlink:type="simple">processAndFormEntities.js</text:a></text:p>
          </table:table-cell>
          <table:table-cell table:style-name="ce19" office:value-type="string" calcext:value-type="string">
            <text:p>showPapersAuthored</text:p>
          </table:table-cell>
          <table:table-cell table:style-name="ce13" office:value-type="string" calcext:value-type="string">
            <text:p><text:span text:style-name="T1">Q1 - </text:span>Retrieves the count of publication for the selected author </text:p>
            <text:p>Displays total records, displayed records and available records in the popup</text:p>
          </table:table-cell>
          <table:table-cell table:style-name="ce14" office:value-type="string" calcext:value-type="string">
            <text:p>"http://localhost:9200/dblprelation_authorship/_count?q=AUTHOR_ID:"+"\""+processedArray[index]._source.AUTHOR_ID+"\""</text:p>
          </table:table-cell>
          <table:table-cell table:number-columns-repeated="1019"/>
        </table:table-row>
        <table:table-row table:style-name="ro2">
          <table:covered-table-cell table:number-columns-repeated="2" table:style-name="ce5"/>
          <table:table-cell table:style-name="ce19" office:value-type="string" calcext:value-type="string">
            <text:p>okOfPapersAuthoredClicked</text:p>
          </table:table-cell>
          <table:table-cell table:style-name="ce13" office:value-type="string" calcext:value-type="string">
            <text:p><text:span text:style-name="T1">Q1 -</text:span> Obtains all paper ids associated with the selected author from dblprelation_authorship index</text:p>
            <text:p><text:span text:style-name="T1">Q2 -</text:span> Obtains complete paper details for the passed paper ids (pids should have maximum of 90 ids to avoid url exceeding 4096 bytes)from dblpvertexes index of type:author</text:p>
          </table:table-cell>
          <table:table-cell table:style-name="ce14" office:value-type="string" calcext:value-type="string">
            <text:p>"http://localhost:9200/dblprelation_authorship/_search?q=AUTHOR_ID:"+"\""+processedArray[index]._source.AUTHOR_ID+"\"&amp;from="+refrom+"&amp;size="+retrievalSize</text:p>
            <text:p>"http://localhost:9200/dblpvertexes/_search?q=vType:paper AND PAPER_ID:(" + pids + ")&amp;size="+retrievalSize</text:p>
          </table:table-cell>
          <table:table-cell table:number-columns-repeated="1019"/>
        </table:table-row>
        <table:table-row table:style-name="ro8">
          <table:table-cell table:style-name="ce3" office:value-type="string" calcext:value-type="string" table:number-columns-spanned="1" table:number-rows-spanned="3">
            <text:p>View co-authors of an author</text:p>
          </table:table-cell>
          <table:table-cell table:style-name="ce18" office:value-type="string" calcext:value-type="string" table:number-columns-spanned="1" table:number-rows-spanned="3">
            <text:p><text:a xlink:href="http://processAndFormEntities.js/" xlink:type="simple">processAndFormEntities.js</text:a></text:p>
          </table:table-cell>
          <table:table-cell table:style-name="ce19" office:value-type="string" calcext:value-type="string">
            <text:p>fillCoAUthorIds</text:p>
          </table:table-cell>
          <table:table-cell table:style-name="ce13" office:value-type="string" calcext:value-type="string">
            <text:p><text:span text:style-name="T1">Q1 -</text:span> Retrieves all the co-author ids of a selected author (j is loop variable starting from 0 till (total result/1000) from dblprelation_coauthorship index</text:p>
            <text:p><text:span text:style-name="T1">Q2 -</text:span> Retrieves all the author ids where selected author is a co-author (j is loop variable starting from 0 till (total result/1000) from dblprelation_coauthorship index</text:p>
            <text:p>* Results from both queries (coauthor_ids and author_ids) are added to set "coAuthorIds" to avoid duplicates from A-coauthor-&gt;B, B-coauthor-&gt;A type relations</text:p>
          </table:table-cell>
          <table:table-cell table:style-name="ce14" office:value-type="string" calcext:value-type="string">
            <text:p>"http://localhost:9200/dblprelation_coauthorship/_search?q=AUTHOR_ID:" + "\"" + authorId + "\"&amp;from=" + (j * 1000) + "&amp;size=1000"</text:p>
            <text:p>"http://localhost:9200/dblprelation_coauthorship/_search?q=COAUTHOR_ID:" + "\"" + authorId + "\"&amp;from=" + (j * 1000) + "&amp;size=1000"</text:p>
          </table:table-cell>
          <table:table-cell table:number-columns-repeated="1019"/>
        </table:table-row>
        <table:table-row table:style-name="ro6">
          <table:covered-table-cell table:number-columns-repeated="2" table:style-name="ce4"/>
          <table:table-cell table:style-name="ce19" office:value-type="string" calcext:value-type="string">
            <text:p>showCoAuthorship</text:p>
          </table:table-cell>
          <table:table-cell table:style-name="ce13" office:value-type="string" calcext:value-type="string">
            <text:p>* Checks if co-author details is already available in Map "coAtuthorIdsofAuthor", if present shows a popup with total co-author count available for the selected author else <text:span text:style-name="T2">fillCoAUthorIds( )</text:span></text:p>
          </table:table-cell>
          <table:table-cell table:style-name="ce3"/>
          <table:table-cell table:number-columns-repeated="1019"/>
        </table:table-row>
        <table:table-row table:style-name="ro7">
          <table:covered-table-cell table:number-columns-repeated="2" table:style-name="ce5"/>
          <table:table-cell table:style-name="ce19" office:value-type="string" calcext:value-type="string">
            <text:p>okOfCoAuthorshipClicked</text:p>
          </table:table-cell>
          <table:table-cell table:style-name="ce13" office:value-type="string" calcext:value-type="string">
            <text:p><text:span text:style-name="T1">Q1 - </text:span>For the entered value( number of co-authors to view)  in the popup , that many number of author ids are added to aids and quiried for author details</text:p>
          </table:table-cell>
          <table:table-cell table:style-name="ce14" office:value-type="string" calcext:value-type="string">
            <text:p>"http://localhost:9200/dblpvertexes/_search?q=vType:author AND AUTHOR_ID:(" + aids + ")&amp;size="+enteredVal</text:p>
          </table:table-cell>
          <table:table-cell table:number-columns-repeated="1019"/>
        </table:table-row>
        <table:table-row table:style-name="ro8">
          <table:table-cell table:style-name="ce7" office:value-type="string" calcext:value-type="string" table:number-columns-spanned="1" table:number-rows-spanned="3">
            <text:p>View citing non-coauthors of an author</text:p>
          </table:table-cell>
          <table:table-cell table:style-name="ce18" office:value-type="string" calcext:value-type="string" table:number-columns-spanned="1" table:number-rows-spanned="3">
            <text:p><text:a xlink:href="http://processAndFormEntities.js/" xlink:type="simple">processAndFormEntities.js</text:a></text:p>
          </table:table-cell>
          <table:table-cell table:style-name="ce19" office:value-type="string" calcext:value-type="string">
            <text:p>fillCoAUthorIds</text:p>
          </table:table-cell>
          <table:table-cell table:style-name="ce13" office:value-type="string" calcext:value-type="string">
            <text:p><text:span text:style-name="T1">Q1 -</text:span> Retrieves all the co-author ids of a selected author (j is loop variable starting from 0 till (total result/1000) from dblprelation_coauthorship index</text:p>
            <text:p><text:span text:style-name="T1">Q2 -</text:span> Retrieves all the author ids where selected author is a co-author (j is loop variable starting from 0 till (total result/1000) from dblprelation_coauthorship index</text:p>
            <text:p>* Results from both queries (coauthor_ids and author_ids) are added to set "coAuthorIds" to avoid duplicates from A-coauthor-&gt;B, B-coauthor-&gt;A type relations</text:p>
          </table:table-cell>
          <table:table-cell table:style-name="ce14" office:value-type="string" calcext:value-type="string">
            <text:p>"http://localhost:9200/dblprelation_coauthorship/_search?q=AUTHOR_ID:" + "\"" + authorId + "\"&amp;from=" + (j * 1000) + "&amp;size=1000"</text:p>
            <text:p>"http://localhost:9200/dblprelation_coauthorship/_search?q=COAUTHOR_ID:" + "\"" + authorId + "\"&amp;from=" + (j * 1000) + "&amp;size=1000"</text:p>
          </table:table-cell>
          <table:table-cell table:number-columns-repeated="1019"/>
        </table:table-row>
        <table:table-row table:style-name="ro9">
          <table:covered-table-cell table:number-columns-repeated="2" table:style-name="ce4"/>
          <table:table-cell table:style-name="ce19" office:value-type="string" calcext:value-type="string">
            <text:p>showAuthorNotCoauthor</text:p>
          </table:table-cell>
          <table:table-cell table:style-name="ce13" office:value-type="string" calcext:value-type="string">
            <text:p>Checks if co-author details is already available in Map "citingNoncoAtuthorIdsofAuthor", if present shows a popup with total co-author count available for the selected author else queries are executed</text:p>
            <text:p><text:span text:style-name="T1">Q1 -</text:span> gets all the paper ids of the selected author from dblprelation_authorship index</text:p>
            <text:p><text:span text:style-name="T1">Q2 -</text:span> gets all citing paper ids associated with the above paper ids from dblprelation_citation index</text:p>
            <text:p><text:span text:style-name="T1">Q3 -</text:span> gets all author ids of associated citing paper ids from dblprelation_authorship index</text:p>
            <text:p>* Checks if author ids obtained are present in "coAuthorIds" set, those which are not present is added to "nonCoAuthorId" set</text:p>
          </table:table-cell>
          <table:table-cell table:style-name="ce14" office:value-type="string" calcext:value-type="string">
            <text:p>"http://localhost:9200/dblprelation_authorship/_search?q=AUTHOR_ID:\"" + processedArray[index]._source.AUTHOR_ID + "\"&amp;from=" + (j * 1000) + "&amp;size=1000"</text:p>
            <text:p>"http://localhost:9200/dblprelation_citation/_search?q=REFERENCE_ID:(" + pids + ")&amp;size=" + retrievalSize</text:p>
            <text:p>"http://localhost:9200/dblprelation_authorship/_search?q=PAPER_ID:(" + cids + ")&amp;size=" + retrievalSize</text:p>
          </table:table-cell>
          <table:table-cell table:number-columns-repeated="1019"/>
        </table:table-row>
        <table:table-row table:style-name="ro7">
          <table:covered-table-cell table:number-columns-repeated="2" table:style-name="ce5"/>
          <table:table-cell table:style-name="ce19" office:value-type="string" calcext:value-type="string">
            <text:p>okOfNonCoAuthorshipClicked</text:p>
          </table:table-cell>
          <table:table-cell table:style-name="ce13" office:value-type="string" calcext:value-type="string">
            <text:p><text:span text:style-name="T1">Q1 - </text:span>For the entered value( number of citing non-coauthors to view)  in the popup , that many number of author ids are added to aids and quiried for author details</text:p>
          </table:table-cell>
          <table:table-cell table:style-name="ce14" office:value-type="string" calcext:value-type="string">
            <text:p>"http://localhost:9200/dblpvertexes/_search?q=vType:author AND AUTHOR_ID:(" + aids + ")&amp;size="+enteredVal</text:p>
          </table:table-cell>
          <table:table-cell table:number-columns-repeated="1019"/>
        </table:table-row>
        <table:table-row table:style-name="ro7">
          <table:table-cell table:style-name="ce3" office:value-type="string" calcext:value-type="string" table:number-columns-spanned="1" table:number-rows-spanned="2">
            <text:p>View references of paper</text:p>
          </table:table-cell>
          <table:table-cell table:style-name="ce3" office:value-type="string" calcext:value-type="string" table:number-columns-spanned="1" table:number-rows-spanned="2">
            <text:p>processAndFormEntities.js</text:p>
          </table:table-cell>
          <table:table-cell table:style-name="ce19" office:value-type="string" calcext:value-type="string">
            <text:p>showReferences</text:p>
          </table:table-cell>
          <table:table-cell table:style-name="ce13" office:value-type="string" calcext:value-type="string">
            <text:p><text:span text:style-name="T1">Q1 - </text:span>Retrieves the count of papers referred by the selected paper </text:p>
            <text:p>* Displays total records, displayed records and available records in the popup</text:p>
          </table:table-cell>
          <table:table-cell table:style-name="ce14" office:value-type="string" calcext:value-type="string">
            <text:p>"http://localhost:9200/dblprelation_citation/_count?q=PAPER_ID:"+"\""+processedArray[index]._source.PAPER_ID+"\""</text:p>
          </table:table-cell>
          <table:table-cell table:number-columns-repeated="1019"/>
        </table:table-row>
        <table:table-row table:style-name="ro2">
          <table:covered-table-cell table:number-columns-repeated="2" table:style-name="ce5"/>
          <table:table-cell table:style-name="ce19" office:value-type="string" calcext:value-type="string">
            <text:p>okOfReferencesClicked</text:p>
          </table:table-cell>
          <table:table-cell table:style-name="ce13" office:value-type="string" calcext:value-type="string">
            <text:p><text:span text:style-name="T1">Q1 - </text:span>gets all the reffering paper ids of the selected paper from dblprelation_citation index</text:p>
            <text:p><text:span text:style-name="T1">Q2 - </text:span>gets complete details of papers selected previously from dblpvertexes index</text:p>
            <text:p>* Check if paper is already added in graph area, if yes just create a link to existing node</text:p>
          </table:table-cell>
          <table:table-cell table:style-name="ce14" office:value-type="string" calcext:value-type="string">
            <text:p>"http://localhost:9200/dblprelation_citation/_search?q=PAPER_ID:"+"\""+processedArray[index]._source.PAPER_ID+"\"&amp;from="+refrom+"&amp;size="+retrievalSize</text:p>
            <text:p>"http://localhost:9200/dblpvertexes/_search?q=vType:paper AND PAPER_ID:(" + rids + ")&amp;size="+retrievalSize</text:p>
          </table:table-cell>
          <table:table-cell table:number-columns-repeated="1019"/>
        </table:table-row>
        <table:table-row table:style-name="ro7">
          <table:table-cell table:style-name="ce3" office:value-type="string" calcext:value-type="string" table:number-columns-spanned="1" table:number-rows-spanned="2">
            <text:p>View citations of paper</text:p>
          </table:table-cell>
          <table:table-cell table:style-name="ce3" office:value-type="string" calcext:value-type="string" table:number-columns-spanned="1" table:number-rows-spanned="2">
            <text:p>processAndFormEntities.js</text:p>
          </table:table-cell>
          <table:table-cell table:style-name="ce19" office:value-type="string" calcext:value-type="string">
            <text:p>showReferences</text:p>
          </table:table-cell>
          <table:table-cell table:style-name="ce13" office:value-type="string" calcext:value-type="string">
            <text:p><text:span text:style-name="T1">Q1 - </text:span>Retrieves the count of papers citing the selected paper </text:p>
            <text:p>* Displays total records, displayed records and available records in the popup</text:p>
          </table:table-cell>
          <table:table-cell table:style-name="ce14" office:value-type="string" calcext:value-type="string">
            <text:p>"http://localhost:9200/dblprelation_citation/_count?q=REFERENCE_ID:"+"\""+processedArray[index]._source.PAPER_ID+"\""</text:p>
          </table:table-cell>
          <table:table-cell table:number-columns-repeated="1019"/>
        </table:table-row>
        <table:table-row table:style-name="ro2">
          <table:covered-table-cell table:number-columns-repeated="2" table:style-name="ce5"/>
          <table:table-cell table:style-name="ce19" office:value-type="string" calcext:value-type="string">
            <text:p>okOfReferencesClicked</text:p>
          </table:table-cell>
          <table:table-cell table:style-name="ce13" office:value-type="string" calcext:value-type="string">
            <text:p><text:span text:style-name="T1">Q1 - </text:span>gets all the citing paper ids of the selected paper from dblprelation_citation index</text:p>
            <text:p><text:span text:style-name="T1">Q2 - </text:span>gets complete details of papers selected previously from dblpvertexes index</text:p>
            <text:p>* Check if paper is already added in graph area, if yes just create a link to existing node</text:p>
          </table:table-cell>
          <table:table-cell table:style-name="ce14" office:value-type="string" calcext:value-type="string">
            <text:p>"http://localhost:9200/dblprelation_citation/_search?q=REFERENCE_ID:"+"\""+processedArray[index]._source.PAPER_ID+"\"&amp;from="+refrom+"&amp;size="+retrievalSize</text:p>
            <text:p>"http://localhost:9200/dblpvertexes/_search?q=vType:paper AND PAPER_ID:(" + cids + ")&amp;size="+retrievalSize</text:p>
          </table:table-cell>
          <table:table-cell table:number-columns-repeated="1019"/>
        </table:table-row>
        <table:table-row table:style-name="ro7">
          <table:table-cell table:style-name="ce7" office:value-type="string" calcext:value-type="string">
            <text:p>Populates nodes in graph area on click of the result</text:p>
          </table:table-cell>
          <table:table-cell table:style-name="ce18" office:value-type="string" calcext:value-type="string">
            <text:p><text:a xlink:href="http://HermesGraphLoader.js/" xlink:type="simple">HermesGraphLoader.js</text:a></text:p>
          </table:table-cell>
          <table:table-cell table:style-name="ce19" office:value-type="string" calcext:value-type="string">
            <text:p>poplateClickedNode</text:p>
          </table:table-cell>
          <table:table-cell table:style-name="ce13" office:value-type="string" calcext:value-type="string">
            <text:p>The id value of clicked record is matched against _id in the array holding the result</text:p>
            <text:p>Matching record is pushed to processedArray and graph is drawn</text:p>
          </table:table-cell>
          <table:table-cell table:style-name="ce3" office:value-type="string" calcext:value-type="string">
            <text:p>none</text:p>
          </table:table-cell>
          <table:table-cell table:number-columns-repeated="1019"/>
        </table:table-row>
        <table:table-row table:style-name="ro10">
          <table:table-cell table:style-name="ce7" office:value-type="string" calcext:value-type="string" table:number-columns-spanned="1" table:number-rows-spanned="2">
            <text:p>Load facets by year/citation count</text:p>
          </table:table-cell>
          <table:table-cell table:style-name="ce18" office:value-type="string" calcext:value-type="string" table:number-columns-spanned="1" table:number-rows-spanned="2">
            <text:p><text:a xlink:href="http://HermesGraphLoader.js/" xlink:type="simple">HermesGraphLoader.js</text:a></text:p>
          </table:table-cell>
          <table:table-cell table:style-name="ce19" office:value-type="string" calcext:value-type="string" table:number-columns-spanned="1" table:number-rows-spanned="2">
            <text:p>loadFacets</text:p>
          </table:table-cell>
          <table:table-cell table:style-name="ce13" office:value-type="string" calcext:value-type="string">
            <text:p>The result from the filter query is aggregated based on its year of publish </text:p>
          </table:table-cell>
          <table:table-cell table:style-name="ce15" office:value-type="string" calcext:value-type="string">
            <text:p>{ "size":0, "query":{ "query_string":{ "query":"RELATIONAL ASPECTS OF RELATIONAL DATABASE DEPENDENCIES" } }, "aggs":{ "paperByYear":{ "terms":{ "field":"Year.keyword", "size":2000 } } }</text:p>
          </table:table-cell>
          <table:table-cell table:number-columns-repeated="1019"/>
        </table:table-row>
        <table:table-row table:style-name="ro11">
          <table:covered-table-cell table:number-columns-repeated="3" table:style-name="ce5"/>
          <table:table-cell table:style-name="ce13" office:value-type="string" calcext:value-type="string">
            <text:p>The result from the filter query is aggregated based on the Citation count</text:p>
          </table:table-cell>
          <table:table-cell table:style-name="ce15" office:value-type="string" calcext:value-type="string">
            <text:p>{ "size":0, "query":{ "query_string":{ "query":"RELATIONAL ASPECTS OF RELATIONAL DATABASE DEPENDENCIES" } }, "aggs":{ "paperByCitation":{ "terms":{ "field":"CitationCount.keyword", "size":2000 } } }</text:p>
          </table:table-cell>
          <table:table-cell table:number-columns-repeated="1019"/>
        </table:table-row>
        <table:table-row table:style-name="ro1">
          <table:table-cell/>
          <table:table-cell table:style-name="ce6"/>
          <table:table-cell table:style-name="ce11"/>
          <table:table-cell table:number-columns-repeated="1021"/>
        </table:table-row>
        <table:table-row table:style-name="ro1" table:number-rows-repeated="974">
          <table:table-cell table:style-name="ce6" table:number-columns-repeated="3"/>
          <table:table-cell/>
          <table:table-cell table:style-name="ce6"/>
          <table:table-cell table:number-columns-repeated="1019"/>
        </table:table-row>
        <table:table-row table:style-name="ro12" table:number-rows-repeated="1047575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Source Code Pro&quot;" svg:font-family="'&quot;docs-Source Code Pro&quot;'"/>
    <style:font-face style:name="'Source Code Pro'" svg:font-family="''Source Code Pro''"/>
    <style:font-face style:name="Arial" svg:font-family="Arial"/>
    <style:font-face style:name="Cambria" svg:font-family="Cambria"/>
    <style:font-face style:name="Source Code Pro" svg:font-family="'Source Code Pro'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3">00/00/0000</text:date>, <text:time style:data-style-name="N2" text:time-value="01:32:18.1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_64 LibreOffice_project/3d9a8b4b4e538a85e0782bd6c2d430bafe583448</meta:generator>
    <dc:date>2018-09-13T01:36:38.967000000</dc:date>
    <meta:editing-duration>PT7M48S</meta:editing-duration>
    <meta:editing-cycles>2</meta:editing-cycles>
    <meta:document-statistic meta:table-count="1" meta:cell-count="101" meta:object-count="0"/>
  </office:meta>
</office:document-meta>
</file>